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Ziemlich leer hi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vonne Fitzgerald</meta:initial-creator>
    <dc:creator>Helene Gallus</dc:creator>
    <meta:creation-date>2016-10-18T17:05:00Z</meta:creation-date>
    <dc:date>2016-10-18T17:06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8" meta:row-count="1" meta:non-whitespace-character-count="17"/>
  </office:meta>
</office:document-meta>
</file>